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cm" fo:min-width="2.102cm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4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3.055cm"/>
    </style:style>
    <style:style style:name="gr8" style:family="graphic" style:parent-style-name="objectwithoutfill">
      <style:graphic-properties draw:marker-start="Arrow" draw:marker-start-width="0.2cm" draw:marker-end="" draw:marker-end-width="0.2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7cm" fo:min-width="1.9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cm" fo:min-width="0.4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4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cm" fo:min-width="0.6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3.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cm" fo:min-width="3.14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draw:marker-start="Arrow" draw:marker-start-width="0.2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3.989cm"/>
    </style:style>
    <style:style style:name="gr18" style:family="graphic" style:parent-style-name="objectwithoutfill">
      <style:graphic-properties draw:marker-start="" draw:marker-start-width="0.2cm" draw:marker-end="Arrow" draw:marker-end-width="0.2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cm" fo:min-width="0.8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cm" fo:min-width="1.9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3.9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0.792cm" svg:x="1.7cm" svg:y="1.30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75cm" svg:height="0.792cm" svg:x="12.582cm" svg:y="1.307cm">
          <text:p text:style-name="P1"><text:span text:style-name="T1">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75cm" svg:height="0.792cm" svg:x="5.221cm" svg:y="1.29cm">
          <text:p text:style-name="P1"><text:span text:style-name="T1">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76cm" svg:height="0.792cm" svg:x="9.779cm" svg:y="1.29cm">
          <text:p text:style-name="P1"><text:span text:style-name="T1">LibC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909cm" svg:y1="2.093cm" svg:x2="2.909cm" svg:y2="11.3cm">
          <text:p/>
        </draw:line>
        <draw:line draw:style-name="gr2" draw:text-style-name="P1" draw:layer="layout" svg:x1="5.934cm" svg:y1="2.092cm" svg:x2="5.934cm" svg:y2="11.299cm">
          <text:p/>
        </draw:line>
        <draw:line draw:style-name="gr2" draw:text-style-name="P1" draw:layer="layout" svg:x1="13.28cm" svg:y1="2.1cm" svg:x2="13.28cm" svg:y2="11.3cm">
          <text:p/>
        </draw:line>
        <draw:line draw:style-name="gr2" draw:text-style-name="P1" draw:layer="layout" svg:x1="10.492cm" svg:y1="2.092cm" svg:x2="10.492cm" svg:y2="11.299cm">
          <text:p/>
        </draw:line>
        <draw:custom-shape draw:style-name="gr3" draw:text-style-name="P1" draw:layer="layout" svg:width="0.232cm" svg:height="5.241cm" svg:x="2.793cm" svg:y="2.6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55cm" svg:height="0.73cm" svg:x="3.1cm" svg:y="2.274cm">
          <draw:text-box>
            <text:p><text:span text:style-name="T1">open(“foo”)</text:span></text:p>
          </draw:text-box>
        </draw:frame>
        <draw:line draw:style-name="gr5" draw:text-style-name="P1" draw:layer="layout" svg:x1="3.025cm" svg:y1="2.885cm" svg:x2="5.8cm" svg:y2="2.9cm">
          <text:p/>
        </draw:line>
        <draw:custom-shape draw:style-name="gr3" draw:text-style-name="P1" draw:layer="layout" svg:width="0.232cm" svg:height="5.242cm" svg:x="5.818cm" svg:y="2.65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9cm" svg:y1="3.1cm" svg:x2="10.4cm" svg:y2="3.1cm">
          <text:p/>
        </draw:line>
        <draw:custom-shape draw:style-name="gr3" draw:text-style-name="P1" draw:layer="layout" svg:width="0.234cm" svg:height="0.904cm" svg:x="10.375cm" svg:y="2.99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4cm" svg:y1="3.8cm" svg:x2="6.051cm" svg:y2="3.803cm">
          <text:p/>
        </draw:line>
        <draw:frame draw:style-name="gr4" draw:text-style-name="P3" draw:layer="layout" svg:width="2.759cm" svg:height="0.73cm" svg:x="6.8cm" svg:y="2.501cm">
          <draw:text-box>
            <text:p><text:span text:style-name="T1">open(“foo”)</text:span></text:p>
          </draw:text-box>
        </draw:frame>
        <draw:frame draw:style-name="gr6" draw:text-style-name="P3" draw:layer="layout" svg:width="0.921cm" svg:height="0.729cm" svg:x="7.771cm" svg:y="3.24cm">
          <draw:text-box>
            <text:p><text:span text:style-name="T1">fd</text:span></text:p>
          </draw:text-box>
        </draw:frame>
        <draw:line draw:style-name="gr5" draw:text-style-name="P1" draw:layer="layout" svg:x1="6cm" svg:y1="7.5cm" svg:x2="10.4cm" svg:y2="7.5cm">
          <text:p/>
        </draw:line>
        <draw:frame draw:style-name="gr7" draw:text-style-name="P3" draw:layer="layout" svg:width="3.793cm" svg:height="0.729cm" svg:x="6.5cm" svg:y="6.881cm">
          <draw:text-box>
            <text:p><text:span text:style-name="T1">sendmsg(&amp;msg)</text:span></text:p>
          </draw:text-box>
        </draw:frame>
        <draw:custom-shape draw:style-name="gr3" draw:text-style-name="P1" draw:layer="layout" svg:width="0.234cm" svg:height="1.2cm" svg:x="10.374cm" svg:y="6.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6cm" svg:y1="6.86cm" svg:x2="13.2cm" svg:y2="6.86cm">
          <text:p/>
        </draw:line>
        <draw:custom-shape draw:style-name="gr3" draw:text-style-name="P1" draw:layer="layout" svg:width="0.234cm" svg:height="4cm" svg:x="13.158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2.406cm" svg:height="0.725cm" svg:x="10.773cm" svg:y="6.253cm">
          <draw:text-box>
            <text:p><text:span text:style-name="T1">recvmsg()</text:span></text:p>
          </draw:text-box>
        </draw:frame>
        <draw:line draw:style-name="gr5" draw:text-style-name="P1" draw:layer="layout" svg:x1="5.8cm" svg:y1="7.7cm" svg:x2="3cm" svg:y2="7.7cm">
          <text:p/>
        </draw:line>
        <draw:frame draw:style-name="gr10" draw:text-style-name="P3" draw:layer="layout" svg:width="0.921cm" svg:height="0.73cm" svg:x="4.045cm" svg:y="7.118cm">
          <draw:text-box>
            <text:p><text:span text:style-name="T1">fd</text:span></text:p>
          </draw:text-box>
        </draw:frame>
        <draw:frame draw:style-name="gr11" draw:text-style-name="P3" draw:layer="layout" svg:width="1.963cm" svg:height="0.729cm" svg:x="7.307cm" svg:y="3.933cm">
          <draw:text-box>
            <text:p><text:span text:style-name="T1">getpid()</text:span></text:p>
          </draw:text-box>
        </draw:frame>
        <draw:line draw:style-name="gr5" draw:text-style-name="P1" draw:layer="layout" svg:x1="6cm" svg:y1="4.54cm" svg:x2="10.4cm" svg:y2="4.54cm">
          <text:p/>
        </draw:line>
        <draw:custom-shape draw:style-name="gr3" draw:text-style-name="P1" draw:layer="layout" svg:width="0.234cm" svg:height="1.022cm" svg:x="10.374cm" svg:y="4.37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42cm" svg:y1="5.299cm" svg:x2="6.02cm" svg:y2="5.299cm">
          <text:p/>
        </draw:line>
        <draw:frame draw:style-name="gr12" draw:text-style-name="P3" draw:layer="layout" svg:width="1.124cm" svg:height="0.73cm" svg:x="7.724cm" svg:y="4.69cm">
          <draw:text-box>
            <text:p><text:span text:style-name="T1">pid</text:span></text:p>
          </draw:text-box>
        </draw:frame>
        <draw:frame draw:style-name="gr13" draw:text-style-name="P3" draw:layer="layout" svg:width="3cm" svg:height="1.199cm" svg:x="10.6cm" svg:y="9cm">
          <draw:text-box>
            <text:p><text:span text:style-name="T1">map[key]=</text:span></text:p>
            <text:p><text:span text:style-name="T1"><text:s text:c="2"/></text:span><text:span text:style-name="T1">value</text:span></text:p>
          </draw:text-box>
        </draw:frame>
        <draw:frame draw:style-name="gr14" draw:text-style-name="P3" draw:layer="layout" svg:width="2.819cm" svg:height="1.199cm" svg:x="10.581cm" svg:y="7.758cm">
          <draw:text-box>
            <text:p><text:span text:style-name="T1">at = new <text:s text:c="3"/></text:span></text:p>
            <text:p><text:span text:style-name="T1"><text:s text:c="3"/></text:span><text:span text:style-name="T1">thread()</text:span></text:p>
          </draw:text-box>
        </draw:frame>
        <draw:g>
          <draw:line draw:style-name="gr15" draw:text-style-name="P1" draw:layer="layout" svg:x1="13.394cm" svg:y1="7.897cm" svg:x2="14.1cm" svg:y2="7.897cm">
            <text:p/>
          </draw:line>
          <draw:line draw:style-name="gr16" draw:text-style-name="P1" draw:layer="layout" svg:x1="13.393cm" svg:y1="8.699cm" svg:x2="14.099cm" svg:y2="8.699cm">
            <text:p/>
          </draw:line>
          <draw:line draw:style-name="gr15" draw:text-style-name="P1" draw:layer="layout" svg:x1="14.1cm" svg:y1="8.7cm" svg:x2="14.099cm" svg:y2="7.896cm">
            <text:p/>
          </draw:line>
        </draw:g>
        <draw:g>
          <draw:line draw:style-name="gr15" draw:text-style-name="P1" draw:layer="layout" svg:x1="13.395cm" svg:y1="9.101cm" svg:x2="14.1cm" svg:y2="9.101cm">
            <text:p/>
          </draw:line>
          <draw:line draw:style-name="gr16" draw:text-style-name="P1" draw:layer="layout" svg:x1="13.394cm" svg:y1="9.999cm" svg:x2="14.099cm" svg:y2="9.999cm">
            <text:p/>
          </draw:line>
          <draw:line draw:style-name="gr15" draw:text-style-name="P1" draw:layer="layout" svg:x1="14.1cm" svg:y1="10cm" svg:x2="14.099cm" svg:y2="9.1cm">
            <text:p/>
          </draw:line>
        </draw:g>
        <draw:g>
          <draw:line draw:style-name="gr15" draw:text-style-name="P1" draw:layer="layout" svg:x1="6.051cm" svg:y1="5.666cm" svg:x2="6.515cm" svg:y2="5.666cm">
            <text:p/>
          </draw:line>
          <draw:line draw:style-name="gr16" draw:text-style-name="P1" draw:layer="layout" svg:x1="6.051cm" svg:y1="6.799cm" svg:x2="6.515cm" svg:y2="6.799cm">
            <text:p/>
          </draw:line>
          <draw:line draw:style-name="gr15" draw:text-style-name="P1" draw:layer="layout" svg:x1="6.515cm" svg:y1="6.8cm" svg:x2="6.515cm" svg:y2="5.664cm">
            <text:p/>
          </draw:line>
        </draw:g>
        <draw:frame draw:style-name="gr17" draw:text-style-name="P3" draw:layer="layout" svg:width="4.393cm" svg:height="1.312cm" svg:x="6.307cm" svg:y="5.572cm">
          <draw:text-box>
            <text:p><text:span text:style-name="T1">msg.iov_base=cmd</text:span></text:p>
            <text:p><text:span text:style-name="T1">msg.msg_control=fd</text:span></text:p>
          </draw:text-box>
        </draw:frame>
        <draw:line draw:style-name="gr18" draw:text-style-name="P1" draw:layer="layout" svg:x1="10.5cm" svg:y1="7.76cm" svg:x2="13.1cm" svg:y2="7.76cm">
          <text:p/>
        </draw:line>
        <draw:frame draw:style-name="gr19" draw:text-style-name="P3" draw:layer="layout" svg:width="1.354cm" svg:height="0.73cm" svg:x="11.237cm" svg:y="7.151cm">
          <draw:text-box>
            <text:p><text:span text:style-name="T1">msg</text:span></text:p>
          </draw:text-box>
        </draw:frame>
        <draw:custom-shape draw:style-name="gr3" draw:text-style-name="P1" draw:layer="layout" svg:width="0.234cm" svg:height="0.505cm" svg:x="10.374cm" svg:y="10.51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609cm" svg:y1="10.629cm" svg:x2="13.162cm" svg:y2="10.629cm">
          <text:p/>
        </draw:line>
        <draw:frame draw:style-name="gr20" draw:text-style-name="P3" draw:layer="layout" svg:width="2.406cm" svg:height="0.73cm" svg:x="10.773cm" svg:y="9.999cm">
          <draw:text-box>
            <text:p><text:span text:style-name="T1">recvmsg()</text:span></text:p>
          </draw:text-box>
        </draw:frame>
        <draw:frame draw:style-name="gr21" draw:text-style-name="P3" draw:layer="layout" svg:width="9.092cm" svg:height="1.199cm" svg:x="1.708cm" svg:y="11.288cm">
          <draw:text-box>
            <text:p><text:span text:style-name="T1">cmd = “Register pid fd pathname”</text:span></text:p>
            <text:p><text:span text:style-name="T1">key = &lt;pid, fd&gt; ; value = &lt;pathname, at&gt;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useppe </meta:initial-creator>
    <meta:creation-date>2013-09-03T13:13:51</meta:creation-date>
    <dc:date>2013-09-21T10:59:15.681000000</dc:date>
    <meta:editing-duration>PT3M12S</meta:editing-duration>
    <meta:editing-cycles>4</meta:editing-cycles>
    <meta:generator>LibreOffice/4.1.1.2$Windows_x86 LibreOffice_project/7e4286b58adc75a14f6d83f53a03b6c11fa2903</meta:generator>
    <meta:document-statistic meta:object-count="51"/>
  </office:meta>
</office:document-meta>
</file>